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Default"/>
          <table:table-cell table:style-name="ce6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61])" office:value-type="float" office:value="224">
            <text:p>224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64]" office:value-type="float" office:value="224">
            <text:p>224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75">
            <text:p>3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7">07/04/2012</text:date>, <text:time>18:27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4-07T18:27:15</dc:date>
    <meta:editing-duration>PT1H2M56S</meta:editing-duration>
    <meta:editing-cycles>78</meta:editing-cycles>
    <meta:generator>LibreOffice/3.4$Unix LibreOffice_project/340m1$Build-302</meta:generator>
    <meta:document-statistic meta:table-count="5" meta:cell-count="224" meta:object-count="0"/>
  </office:meta>
</office:document-meta>
</file>